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style:font-name="Liberation Serif"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000000" style:font-name="Liberation Serif" fo:font-size="12pt" fo:letter-spacing="normal" fo:font-style="normal" fo:font-weight="normal" style:font-size-asian="12pt" style:font-size-complex="12pt"/>
    </style:style>
    <style:style style:name="T5" style:family="text">
      <style:text-properties style:font-name="Liberation Serif" fo:font-size="12pt" style:font-size-asian="12pt" style:font-size-complex="12pt"/>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6225792831" text:style-name="L1">
        <text:list-item>
          <text:p text:style-name="P1">How to get started in open source</text:p>
        </text:list-item>
        <text:list-item>
          <text:p text:style-name="P1">by Andy Lester and Asheesh Laroia</text:p>
        </text:list-item>
        <text:list-item>
          <text:p text:style-name="P1">(disavowed by Andy)</text:p>
        </text:list-item>
        <text:list-item>
          <text:p text:style-name="P1">You are worthy</text:p>
        </text:list-item>
        <text:list-item>
          <text:p text:style-name="P1">Andy provided this first slide... and I'd like to honor that by talking for a while about a friend of mine who is not a programmer but has made a huge impact on Ubuntu and its open source community.</text:p>
        </text:list-item>
        <text:list-item>
          <text:p text:style-name="P1">In 2007, Greg Grossmeier was just a giddy student at Ann Arbor. Not a programmer... I don't know if this drawing is literally of <text:span text:style-name="T1">Greg</text:span>, but you can imagine.</text:p>
        </text:list-item>
        <text:list-item>
          <text:p text:style-name="P1">Greg, like many people passionate about open source, had to pick which project he would work on. A lot of people get stressed out by this question, not knowing where to start. Andy has some very specific advice here.</text:p>
        </text:list-item>
        <text:list-item>
          <text:p text:style-name="P1">The best project to help on is one that you use. That's what matters most about the project because, clearly, you care about it. If you're going to make your first mark, then do it there.</text:p>
        </text:list-item>
        <text:list-item>
          <text:p text:style-name="P1">Another suggestion is to help out with a project you want to use. This is often a good idea blah blah. So once you decide you want to help out, the first step is to</text:p>
        </text:list-item>
        <text:list-item>
          <text:p text:style-name="P1">actually, to do nothing. There's a lot to figure out in a community once you realize you want to help out. Honestly, this is the most important thing – to figure out how your voice will fit in.</text:p>
          <text:list>
            <text:list-item>
              <text:p text:style-name="P1">So in April, Greg created the Ubuntu US MI <text:s/>group. (2007-04-28 )</text:p>
            </text:list-item>
            <text:list-item>
              <text:p text:style-name="P1">August, decided what city they should meet in <text:a xlink:type="simple" xlink:href="https://lists.ubuntu.com/archives/ubuntu-us-mi/2007-August/000005.html">https://lists.ubuntu.com/archives/ubuntu-us-mi/2007-August/000005.html</text:a></text:p>
            </text:list-item>
            <text:list-item>
              <text:p text:style-name="P1">and he wrote a note for </text:p>
            </text:list-item>
          </text:list>
        </text:list-item>
        <text:list-item>
          <text:p text:style-name="P1"><text:a xlink:type="simple" xlink:href="https://bugs.launchpad.net/ubuntu/+source/gcalctool/+bug/216429">https://bugs.launchpad.net/ubuntu/+source/gcalctool/+bug/216429</text:a></text:p>
        </text:list-item>
        <text:list-item>
          <text:p text:style-name="P1">So, software has bugs. Yes, even open source software.</text:p>
          <text:list>
            <text:list-item>
              <text:p text:style-name="P1">Most open source projects have a bug tracker where the maintainers and other people discuss what can be improved in the software.</text:p>
            </text:list-item>
            <text:list-item>
              <text:p text:style-name="P1">How many people here have never left a comment on a bug tracker?</text:p>
            </text:list-item>
            <text:list-item>
              <text:p text:style-name="P1">Here is a really good example of one. At <text:a xlink:type="simple" xlink:href="https://bugs.launchpad.net/ubuntu/+source/pan/+bug/19137">https://bugs.launchpad.net/ubuntu/+source/pan/+bug/19137</text:a> , Greg found an issue that someone had reported two years before. That's a long time to wait! And Greg looked into it, and found that it was almost definitely resolved. Not a programmer, but with his help, the bug in Ubuntu got closed. – triage</text:p>
            </text:list-item>
            <text:list-item>
              <text:p text:style-name="P1">Reporting a bug: scary error, but high-quality report. <text:s/><text:a xlink:type="simple" xlink:href="https://bugs.launchpad.net/ubuntu/lucid/+source/bzr/+bug/528041">https://bugs.launchpad.net/ubuntu/lucid/+source/bzr/+bug/528041</text:a> Other poster says that because of the report, it's fixed for that user! – isolated bug, yay</text:p>
            </text:list-item>
            <text:list-item>
              <text:p text:style-name="P1">(Reportin<text:span text:style-name="T5">g duplicates is ok, but try not to.)</text:span></text:p>
            </text:list-item>
            <text:list-item>
              <text:p text:style-name="P1"><text:a xlink:type="simple" xlink:href="https://bugs.launchpad.net/ubuntu/+source/helix-player/+bug/325001"><text:span text:style-name="T5">https://bugs.launchpad.net/ubuntu/+source/helix-player/+bug/325001</text:span></text:a><text:span text:style-name="T5"> – high-quality</text:span></text:p>
            </text:list-item>
            <text:list-item>
              <text:p text:style-name="P2">SSSCE - <text:bookmark-start text:name="__DdeLink__223_1670417490"/>“<text:span text:style-name="T3">Very few things are as tempting as a link to the problem”</text:span><text:bookmark-end text:name="__DdeLink__223_1670417490"/></text:p>
            </text:list-item>
            <text:list-item>
              <text:p text:style-name="P1"><text:span text:style-name="T4">Move the issue upstream: </text:span><text:a xlink:type="simple" xlink:href="https://bugs.launchpad.net/ubuntu/+source/gcalctool/+bug/216429"><text:span text:style-name="T3">https://bugs.launchpad.net/ubuntu/+source/gcalctool/+bug/216429</text:span></text:a><text:span text:style-name="T4"> =&gt; </text:span><text:a xlink:type="simple" xlink:href="https://bugzilla.gnome.org/show_bug.cgi?id=527755">https://bugzilla.gnome.org/show_bug.cgi?id=527755</text:a> </text:p>
            </text:list-item>
            <text:list-item>
              <text:p text:style-name="P1">So far, what Greg did made the programmers' lives easier – by cleaning up the list of open bugs – and made users' lives better – by bringing attention to problems in a way that helped them get solved.</text:p>
            </text:list-item>
            <text:list-item>
              <text:p text:style-name="P1">All this without writing any code. I think people don't realize how much of software development is just about communication. Greg moved up to join the Ubuntu Bug Control Team, and is a member of Ubuntu now. He actually sits on the Ubuntu Membership Boards where he votes on who becomes an Ubuntu member.</text:p>
            </text:list-item>
          </text:list>
        </text:list-item>
        <text:list-item>
          <text:p text:style-name="P1">Greg isn't a programmer, but he does like using computers, and he especially likes it when they do what he wants. So he has preferences for tools, and he sometimes takes notes, and <text:soft-page-break/>sometimes he polishes up those notes and shares them with the world.</text:p>
        </text:list-item>
        <text:list-item>
          <text:p text:style-name="P1">Google [offlineimap mutt]</text:p>
        </text:list-item>
        <text:list-item>
          <text:p text:style-name="P1">Actually, people like this a lot. If you're not sure what to write about, just listen to the users list and see what comes up as a common question.</text:p>
        </text:list-item>
        <text:list-item>
          <text:p text:style-name="P1">So, does that make Greg a contributor to the offlineimap and mutt projects? So “contributing” means helping something move toward its goal. What's the goal of offlineimap and mutt – more code? Happier users? Happier developers? A global revolution of proprietary software users who have nothing to lose but their chains?</text:p>
          <text:list>
            <text:list-item>
              <text:p text:style-name="P1">That's the story of Greg. As the story goes, </text:p>
            </text:list-item>
          </text:list>
        </text:list-item>
        <text:list-item>
          <text:p text:style-name="P1">I want to pause for a little bit and ask why. (??)</text:p>
        </text:list-item>
        <text:list-item>
          <text:p text:style-name="P1">So, I want to share with y'all a little more about </text:p>
          <text:list>
            <text:list-item>
              <text:p text:style-name="P1">Asheesh Laroia</text:p>
            </text:list-item>
            <text:list-item>
              <text:p text:style-name="P1">OpenHatch, Debian, …</text:p>
            </text:list-item>
          </text:list>
        </text:list-item>
        <text:list-item>
          <text:p text:style-name="P1">How I got started</text:p>
          <text:list>
            <text:list-item>
              <text:p text:style-name="P1">Understand what open source is</text:p>
              <text:list>
                <text:list-item>
                  <text:p text:style-name="P1">be told about Linux</text:p>
                </text:list-item>
                <text:list-item>
                  <text:p text:style-name="P1"/>
                </text:list-item>
              </text:list>
            </text:list-item>
          </text:list>
        </text:list-item>
        <text:list-item>
          <text:p text:style-name="P1">Pick a goal</text:p>
        </text:list-item>
        <text:list-item>
          <text:p text:style-name="P1"/>
        </text:list-item>
        <text:list-item>
          <text:p text:style-name="P1">Make friends</text:p>
        </text:list-item>
        <text:list-item>
          <text:p text:style-name="P1">Pick a project</text:p>
        </text:list-item>
        <text:list-item>
          <text:p text:style-name="P1">Fake it 'til you make it</text:p>
        </text:list-item>
        <text:list-item>
          <text:p text:style-name="P1">Most software sucks</text:p>
        </text:list-item>
        <text:list-item>
          <text:p text:style-name="P1">Most projects are disorganized</text:p>
        </text:list-item>
        <text:list-item>
          <text:p text:style-name="P1">Most people are well-meaning</text:p>
        </text:list-item>
        <text:list-item>
          <text:p text:style-name="P1">Most open source projects can't (handle new contributors well)</text:p>
        </text:list-item>
        <text:list-item>
          <text:p text:style-name="P1">Listen</text:p>
        </text:list-item>
        <text:list-item>
          <text:p text:style-name="P1">Start arguments</text:p>
        </text:list-item>
        <text:list-item>
          <text:p text:style-name="P1">If you're not sure, come to the Wikimania hackathon in DC</text:p>
        </text:list-item>
        <text:list-item>
          <text:p text:style-name="P1">Question: How did you even <text:span text:style-name="T2">hear </text:span>about open sour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7T17:35:31</meta:creation-date>
    <dc:date>2012-06-28T12:23:55</dc:date>
    <meta:editing-duration>PT10H56M32S</meta:editing-duration>
    <meta:editing-cycles>5</meta:editing-cycles>
    <meta:generator>LibreOffice/3.5$Linux_X86_64 LibreOffice_project/350m1$Build-2</meta:generator>
    <meta:document-statistic meta:table-count="0" meta:image-count="0" meta:object-count="0" meta:page-count="2" meta:paragraph-count="49" meta:word-count="798" meta:character-count="226" meta:non-whitespace-character-count="3854"/>
  </office:meta>
</office:document-meta>
</file>